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Iterator.nextObjec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fferIterato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terator.BufferIterator( Object [ ] buffer , long size , RemoteIterator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fferIterator.skip( long ite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